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Dose(G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667245" calcext:value-type="float">
            <text:p>0.00667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675972" calcext:value-type="float">
            <text:p>0.00675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00680786" calcext:value-type="float">
            <text:p>0.00680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00685149" calcext:value-type="float">
            <text:p>0.00685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0689968" calcext:value-type="float">
            <text:p>0.00689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00694821" calcext:value-type="float">
            <text:p>0.00694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00699822" calcext:value-type="float">
            <text:p>0.006998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00704697" calcext:value-type="float">
            <text:p>0.00704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.00709609" calcext:value-type="float">
            <text:p>0.007096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0.00715018" calcext:value-type="float">
            <text:p>0.00715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0720245" calcext:value-type="float">
            <text:p>0.007202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0.00725869" calcext:value-type="float">
            <text:p>0.007258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.00732093" calcext:value-type="float">
            <text:p>0.007320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0.00738693" calcext:value-type="float">
            <text:p>0.00738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0.0074545" calcext:value-type="float">
            <text:p>0.007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.00752391" calcext:value-type="float">
            <text:p>0.007523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0.00759208" calcext:value-type="float">
            <text:p>0.007592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0.00766132" calcext:value-type="float">
            <text:p>0.00766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0.00773411" calcext:value-type="float">
            <text:p>0.007734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0.00780393" calcext:value-type="float">
            <text:p>0.007803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00787521" calcext:value-type="float">
            <text:p>0.007875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.00795006" calcext:value-type="float">
            <text:p>0.00795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0.00802904" calcext:value-type="float">
            <text:p>0.00802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0.00810737" calcext:value-type="float">
            <text:p>0.00810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.00818856" calcext:value-type="float">
            <text:p>0.008188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0.00827102" calcext:value-type="float">
            <text:p>0.008271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0.00835671" calcext:value-type="float">
            <text:p>0.008356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0.00844759" calcext:value-type="float">
            <text:p>0.008447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0.00854117" calcext:value-type="float">
            <text:p>0.008541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0.00863608" calcext:value-type="float">
            <text:p>0.00863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873374" calcext:value-type="float">
            <text:p>0.008733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0.00883692" calcext:value-type="float">
            <text:p>0.008836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0.00894266" calcext:value-type="float">
            <text:p>0.008942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0.00905507" calcext:value-type="float">
            <text:p>0.009055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00917311" calcext:value-type="float">
            <text:p>0.009173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00929548" calcext:value-type="float">
            <text:p>0.009295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0.00942161" calcext:value-type="float">
            <text:p>0.009421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0.00955209" calcext:value-type="float">
            <text:p>0.009552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0.00969194" calcext:value-type="float">
            <text:p>0.009691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0.00983946" calcext:value-type="float">
            <text:p>0.009839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0999744" calcext:value-type="float">
            <text:p>0.00999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0.0101646" calcext:value-type="float">
            <text:p>0.01016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0.0103407" calcext:value-type="float">
            <text:p>0.01034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0.0105293" calcext:value-type="float">
            <text:p>0.01052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0.0107307" calcext:value-type="float">
            <text:p>0.01073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0.0109479" calcext:value-type="float">
            <text:p>0.01094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0.0111795" calcext:value-type="float">
            <text:p>0.01117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0114277" calcext:value-type="float">
            <text:p>0.01142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0.0116946" calcext:value-type="float">
            <text:p>0.01169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0.0119807" calcext:value-type="float">
            <text:p>0.01198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.0122948" calcext:value-type="float">
            <text:p>0.01229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float" office:value="0.0126338" calcext:value-type="float">
            <text:p>0.01263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float" office:value="0.0130086" calcext:value-type="float">
            <text:p>0.01300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0.0134242" calcext:value-type="float">
            <text:p>0.01342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float" office:value="0.0138844" calcext:value-type="float">
            <text:p>0.01388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0.0144025" calcext:value-type="float">
            <text:p>0.01440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0.0149866" calcext:value-type="float">
            <text:p>0.01498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0.0156617" calcext:value-type="float">
            <text:p>0.01566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float" office:value="0.0164465" calcext:value-type="float">
            <text:p>0.01644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0.0173854" calcext:value-type="float">
            <text:p>0.01738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.0185261" calcext:value-type="float">
            <text:p>0.01852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0.01996" calcext:value-type="float">
            <text:p>0.019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0.0218453" calcext:value-type="float">
            <text:p>0.02184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0.0245244" calcext:value-type="float">
            <text:p>0.02452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0.0287735" calcext:value-type="float">
            <text:p>0.02877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0.0426366" calcext:value-type="float">
            <text:p>0.04263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0.0548008" calcext:value-type="float">
            <text:p>0.05480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0.00142695" calcext:value-type="float">
            <text:p>0.001426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.000264082" calcext:value-type="float">
            <text:p>0.0002640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0.000233259" calcext:value-type="float">
            <text:p>0.000233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.00020353" calcext:value-type="float">
            <text:p>0.000203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0.000183443" calcext:value-type="float">
            <text:p>0.0001834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0.000167355" calcext:value-type="float">
            <text:p>0.0001673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0.000151289" calcext:value-type="float">
            <text:p>0.0001512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float" office:value="0.000139167" calcext:value-type="float">
            <text:p>0.0001391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0.00013026" calcext:value-type="float">
            <text:p>0.000130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float" office:value="0.000122785" calcext:value-type="float">
            <text:p>0.0001227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float" office:value="0.000116049" calcext:value-type="float">
            <text:p>0.0001160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float" office:value="0.000111198" calcext:value-type="float">
            <text:p>0.0001111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float" office:value="0.000103576" calcext:value-type="float">
            <text:p>0.0001035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948721" calcext:value-type="float">
            <text:p>9.49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892247" calcext:value-type="float">
            <text:p>8.92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856524" calcext:value-type="float">
            <text:p>8.57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829375" calcext:value-type="float">
            <text:p>8.29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781438" calcext:value-type="float">
            <text:p>7.81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758823" calcext:value-type="float">
            <text:p>7.59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738976" calcext:value-type="float">
            <text:p>7.39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720592" calcext:value-type="float">
            <text:p>7.21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691552" calcext:value-type="float">
            <text:p>6.92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672445" calcext:value-type="float">
            <text:p>6.72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6573" calcext:value-type="float">
            <text:p>6.57E-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629318" calcext:value-type="float">
            <text:p>6.29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613249" calcext:value-type="float">
            <text:p>6.13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598399" calcext:value-type="float">
            <text:p>5.98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581713" calcext:value-type="float">
            <text:p>5.82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567765" calcext:value-type="float">
            <text:p>5.68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555327" calcext:value-type="float">
            <text:p>5.55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538912" calcext:value-type="float">
            <text:p>5.39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531616" calcext:value-type="float">
            <text:p>5.32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525777" calcext:value-type="float">
            <text:p>5.26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15018" calcext:value-type="float">
            <text:p>5.15E-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50174" calcext:value-type="float">
            <text:p>5.02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488842" calcext:value-type="float">
            <text:p>4.89E-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484432" calcext:value-type="float">
            <text:p>4.84E-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471204" calcext:value-type="float">
            <text:p>4.71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467431" calcext:value-type="float">
            <text:p>4.67E-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458809" calcext:value-type="float">
            <text:p>4.59E-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449082" calcext:value-type="float">
            <text:p>4.49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447321" calcext:value-type="float">
            <text:p>4.47E-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431204" calcext:value-type="float">
            <text:p>4.31E-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424254" calcext:value-type="float">
            <text:p>4.24E-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415812" calcext:value-type="float">
            <text:p>4.16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409819" calcext:value-type="float">
            <text:p>4.10E-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40376" calcext:value-type="float">
            <text:p>4.04E-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399171" calcext:value-type="float">
            <text:p>3.99E-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397328" calcext:value-type="float">
            <text:p>3.97E-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387067" calcext:value-type="float">
            <text:p>3.87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376307" calcext:value-type="float">
            <text:p>3.76E-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369572" calcext:value-type="float">
            <text:p>3.70E-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370044" calcext:value-type="float">
            <text:p>3.70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369223" calcext:value-type="float">
            <text:p>3.69E-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360266" calcext:value-type="float">
            <text:p>3.60E-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354652" calcext:value-type="float">
            <text:p>3.55E-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349554" calcext:value-type="float">
            <text:p>3.50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343182" calcext:value-type="float">
            <text:p>3.43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338716" calcext:value-type="float">
            <text:p>3.39E-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331012" calcext:value-type="float">
            <text:p>3.31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321443" calcext:value-type="float">
            <text:p>3.21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24314" calcext:value-type="float">
            <text:p>3.24E-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318071" calcext:value-type="float">
            <text:p>3.18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308253" calcext:value-type="float">
            <text:p>3.08E-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301824" calcext:value-type="float">
            <text:p>3.02E-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29838" calcext:value-type="float">
            <text:p>2.98E-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288855" calcext:value-type="float">
            <text:p>2.89E-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287022" calcext:value-type="float">
            <text:p>2.87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283352" calcext:value-type="float">
            <text:p>2.83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282098" calcext:value-type="float">
            <text:p>2.82E-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280109" calcext:value-type="float">
            <text:p>2.80E-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274982" calcext:value-type="float">
            <text:p>2.75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269501" calcext:value-type="float">
            <text:p>2.70E-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26578" calcext:value-type="float">
            <text:p>2.66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260665" calcext:value-type="float">
            <text:p>2.61E-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259839" calcext:value-type="float">
            <text:p>2.60E-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256763" calcext:value-type="float">
            <text:p>2.57E-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252313" calcext:value-type="float">
            <text:p>2.52E-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248734" calcext:value-type="float">
            <text:p>2.49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246376" calcext:value-type="float">
            <text:p>2.46E-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241163" calcext:value-type="float">
            <text:p>2.41E-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240038" calcext:value-type="float">
            <text:p>2.40E-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232158" calcext:value-type="float">
            <text:p>2.32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232044" calcext:value-type="float">
            <text:p>2.32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230966" calcext:value-type="float">
            <text:p>2.31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228994" calcext:value-type="float">
            <text:p>2.29E-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222567" calcext:value-type="float">
            <text:p>2.23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221052" calcext:value-type="float">
            <text:p>2.21E-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217057" calcext:value-type="float">
            <text:p>2.17E-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212536" calcext:value-type="float">
            <text:p>2.13E-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210691" calcext:value-type="float">
            <text:p>2.11E-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207692" calcext:value-type="float">
            <text:p>2.08E-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209002" calcext:value-type="float">
            <text:p>2.09E-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200873" calcext:value-type="float">
            <text:p>2.01E-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197916" calcext:value-type="float">
            <text:p>1.98E-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19697" calcext:value-type="float">
            <text:p>1.97E-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189609" calcext:value-type="float">
            <text:p>1.90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187931" calcext:value-type="float">
            <text:p>1.88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186893" calcext:value-type="float">
            <text:p>1.87E-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18251" calcext:value-type="float">
            <text:p>1.83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179395" calcext:value-type="float">
            <text:p>1.79E-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17657" calcext:value-type="float">
            <text:p>1.77E-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173544" calcext:value-type="float">
            <text:p>1.74E-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174499" calcext:value-type="float">
            <text:p>1.74E-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174869" calcext:value-type="float">
            <text:p>1.75E-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173216" calcext:value-type="float">
            <text:p>1.73E-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167097" calcext:value-type="float">
            <text:p>1.67E-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163317" calcext:value-type="float">
            <text:p>1.63E-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161482" calcext:value-type="float">
            <text:p>1.61E-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161468" calcext:value-type="float">
            <text:p>1.61E-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1587" calcext:value-type="float">
            <text:p>1.59E-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15607" calcext:value-type="float">
            <text:p>1.56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154083" calcext:value-type="float">
            <text:p>1.54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155414" calcext:value-type="float">
            <text:p>1.55E-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153986" calcext:value-type="float">
            <text:p>1.54E-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150449" calcext:value-type="float">
            <text:p>1.50E-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148825" calcext:value-type="float">
            <text:p>1.49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146615" calcext:value-type="float">
            <text:p>1.47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144024" calcext:value-type="float">
            <text:p>1.44E-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141942" calcext:value-type="float">
            <text:p>1.42E-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136848" calcext:value-type="float">
            <text:p>1.37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134247" calcext:value-type="float">
            <text:p>1.34E-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133848" calcext:value-type="float">
            <text:p>1.34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132538" calcext:value-type="float">
            <text:p>1.33E-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33268" calcext:value-type="float">
            <text:p>1.33E-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129744" calcext:value-type="float">
            <text:p>1.30E-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127437" calcext:value-type="float">
            <text:p>1.27E-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128822" calcext:value-type="float">
            <text:p>1.29E-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126066" calcext:value-type="float">
            <text:p>1.26E-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124655" calcext:value-type="float">
            <text:p>1.25E-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122186" calcext:value-type="float">
            <text:p>1.22E-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118994" calcext:value-type="float">
            <text:p>1.19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117183" calcext:value-type="float">
            <text:p>1.17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17207" calcext:value-type="float">
            <text:p>1.17E-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116411" calcext:value-type="float">
            <text:p>1.16E-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113311" calcext:value-type="float">
            <text:p>1.13E-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111226" calcext:value-type="float">
            <text:p>1.11E-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108446" calcext:value-type="float">
            <text:p>1.08E-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108301" calcext:value-type="float">
            <text:p>1.08E-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10751" calcext:value-type="float">
            <text:p>1.08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107998" calcext:value-type="float">
            <text:p>1.08E-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106782" calcext:value-type="float">
            <text:p>1.07E-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104629" calcext:value-type="float">
            <text:p>1.05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102759" calcext:value-type="float">
            <text:p>1.03E-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10245" calcext:value-type="float">
            <text:p>1.02E-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102215" calcext:value-type="float">
            <text:p>1.02E-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0997022" calcext:value-type="float">
            <text:p>9.97E-0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09901" calcext:value-type="float">
            <text:p>9.90E-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90086" calcext:value-type="float">
            <text:p>9.90E-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000974984" calcext:value-type="float">
            <text:p>9.75E-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096538" calcext:value-type="float">
            <text:p>9.65E-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0944313" calcext:value-type="float">
            <text:p>9.44E-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0938231" calcext:value-type="float">
            <text:p>9.38E-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0908366" calcext:value-type="float">
            <text:p>9.08E-0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0905456" calcext:value-type="float">
            <text:p>9.05E-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0897813" calcext:value-type="float">
            <text:p>8.98E-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0877363" calcext:value-type="float">
            <text:p>8.77E-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0872852" calcext:value-type="float">
            <text:p>8.73E-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086981" calcext:value-type="float">
            <text:p>8.70E-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0840625" calcext:value-type="float">
            <text:p>8.41E-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0839979" calcext:value-type="float">
            <text:p>8.40E-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0830211" calcext:value-type="float">
            <text:p>8.30E-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0817706" calcext:value-type="float">
            <text:p>8.18E-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0814725" calcext:value-type="float">
            <text:p>8.15E-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0809051" calcext:value-type="float">
            <text:p>8.09E-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0802087" calcext:value-type="float">
            <text:p>8.02E-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0791552" calcext:value-type="float">
            <text:p>7.92E-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0800098" calcext:value-type="float">
            <text:p>8.00E-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0771896" calcext:value-type="float">
            <text:p>7.72E-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768038" calcext:value-type="float">
            <text:p>7.68E-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077113" calcext:value-type="float">
            <text:p>7.71E-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0770324" calcext:value-type="float">
            <text:p>7.70E-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0738299" calcext:value-type="float">
            <text:p>7.38E-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736173" calcext:value-type="float">
            <text:p>7.36E-0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0722231" calcext:value-type="float">
            <text:p>7.22E-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0710819" calcext:value-type="float">
            <text:p>7.11E-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0712155" calcext:value-type="float">
            <text:p>7.12E-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0716204" calcext:value-type="float">
            <text:p>7.16E-0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072057" calcext:value-type="float">
            <text:p>7.21E-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0704005" calcext:value-type="float">
            <text:p>7.04E-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0695815" calcext:value-type="float">
            <text:p>6.96E-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0697994" calcext:value-type="float">
            <text:p>6.98E-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0681093" calcext:value-type="float">
            <text:p>6.81E-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676525" calcext:value-type="float">
            <text:p>6.77E-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0650716" calcext:value-type="float">
            <text:p>6.51E-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0644796" calcext:value-type="float">
            <text:p>6.45E-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0645786" calcext:value-type="float">
            <text:p>6.46E-0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0647576" calcext:value-type="float">
            <text:p>6.48E-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0628261" calcext:value-type="float">
            <text:p>6.28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629636" calcext:value-type="float">
            <text:p>6.30E-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0614226" calcext:value-type="float">
            <text:p>6.14E-0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0623951" calcext:value-type="float">
            <text:p>6.24E-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0603723" calcext:value-type="float">
            <text:p>6.04E-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600721" calcext:value-type="float">
            <text:p>6.01E-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0591213" calcext:value-type="float">
            <text:p>5.91E-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0585782" calcext:value-type="float">
            <text:p>5.86E-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0585639" calcext:value-type="float">
            <text:p>5.86E-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0591097" calcext:value-type="float">
            <text:p>5.91E-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0583296" calcext:value-type="float">
            <text:p>5.83E-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0579677" calcext:value-type="float">
            <text:p>5.80E-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0578342" calcext:value-type="float">
            <text:p>5.78E-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0582772" calcext:value-type="float">
            <text:p>5.83E-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0568404" calcext:value-type="float">
            <text:p>5.68E-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556032" calcext:value-type="float">
            <text:p>5.56E-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0552676" calcext:value-type="float">
            <text:p>5.53E-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0532332" calcext:value-type="float">
            <text:p>5.32E-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539424" calcext:value-type="float">
            <text:p>5.39E-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0541577" calcext:value-type="float">
            <text:p>5.42E-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0543836" calcext:value-type="float">
            <text:p>5.44E-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0532903" calcext:value-type="float">
            <text:p>5.33E-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52747" calcext:value-type="float">
            <text:p>5.27E-0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052104" calcext:value-type="float">
            <text:p>5.21E-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0512138" calcext:value-type="float">
            <text:p>5.12E-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512302" calcext:value-type="float">
            <text:p>5.12E-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0504593" calcext:value-type="float">
            <text:p>5.05E-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0507336" calcext:value-type="float">
            <text:p>5.07E-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050653" calcext:value-type="float">
            <text:p>5.07E-0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0498262" calcext:value-type="float">
            <text:p>4.98E-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0486897" calcext:value-type="float">
            <text:p>4.87E-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0476099" calcext:value-type="float">
            <text:p>4.76E-0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70271" calcext:value-type="float">
            <text:p>4.70E-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0479423" calcext:value-type="float">
            <text:p>4.79E-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0476245" calcext:value-type="float">
            <text:p>4.76E-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0466908" calcext:value-type="float">
            <text:p>4.67E-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0456617" calcext:value-type="float">
            <text:p>4.57E-0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0453292" calcext:value-type="float">
            <text:p>4.53E-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0449929" calcext:value-type="float">
            <text:p>4.50E-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0453389" calcext:value-type="float">
            <text:p>4.53E-0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0451556" calcext:value-type="float">
            <text:p>4.52E-0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0442776" calcext:value-type="float">
            <text:p>4.43E-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0431618" calcext:value-type="float">
            <text:p>4.32E-0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0442121" calcext:value-type="float">
            <text:p>4.42E-0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0436172" calcext:value-type="float">
            <text:p>4.36E-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41645" calcext:value-type="float">
            <text:p>4.16E-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0427014" calcext:value-type="float">
            <text:p>4.27E-0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0429528" calcext:value-type="float">
            <text:p>4.30E-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0428908" calcext:value-type="float">
            <text:p>4.29E-0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0419549" calcext:value-type="float">
            <text:p>4.20E-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0415619" calcext:value-type="float">
            <text:p>4.16E-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0412085" calcext:value-type="float">
            <text:p>4.12E-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039772" calcext:value-type="float">
            <text:p>3.98E-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0390366" calcext:value-type="float">
            <text:p>3.90E-0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0388835" calcext:value-type="float">
            <text:p>3.89E-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388775" calcext:value-type="float">
            <text:p>3.89E-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0393765" calcext:value-type="float">
            <text:p>3.94E-0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0390059" calcext:value-type="float">
            <text:p>3.90E-0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039026" calcext:value-type="float">
            <text:p>3.90E-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0375807" calcext:value-type="float">
            <text:p>3.76E-0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0375222" calcext:value-type="float">
            <text:p>3.75E-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0373505" calcext:value-type="float">
            <text:p>3.74E-0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0373151" calcext:value-type="float">
            <text:p>3.73E-0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0370165" calcext:value-type="float">
            <text:p>3.70E-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0368362" calcext:value-type="float">
            <text:p>3.68E-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361885" calcext:value-type="float">
            <text:p>3.62E-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035757" calcext:value-type="float">
            <text:p>3.58E-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0348481" calcext:value-type="float">
            <text:p>3.48E-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0349462" calcext:value-type="float">
            <text:p>3.49E-0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035544" calcext:value-type="float">
            <text:p>3.55E-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0354839" calcext:value-type="float">
            <text:p>3.55E-0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0358216" calcext:value-type="float">
            <text:p>3.58E-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0350864" calcext:value-type="float">
            <text:p>3.51E-0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0351297" calcext:value-type="float">
            <text:p>3.51E-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0348515" calcext:value-type="float">
            <text:p>3.49E-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339051" calcext:value-type="float">
            <text:p>3.39E-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0331582" calcext:value-type="float">
            <text:p>3.32E-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0331803" calcext:value-type="float">
            <text:p>3.32E-0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0333506" calcext:value-type="float">
            <text:p>3.34E-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0328701" calcext:value-type="float">
            <text:p>3.29E-0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0322936" calcext:value-type="float">
            <text:p>3.23E-0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0320309" calcext:value-type="float">
            <text:p>3.20E-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0319459" calcext:value-type="float">
            <text:p>3.19E-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0318737" calcext:value-type="float">
            <text:p>3.19E-0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0309137" calcext:value-type="float">
            <text:p>3.09E-0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316124" calcext:value-type="float">
            <text:p>3.16E-0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030904" calcext:value-type="float">
            <text:p>3.09E-0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0303002" calcext:value-type="float">
            <text:p>3.03E-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0309473" calcext:value-type="float">
            <text:p>3.09E-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0312169" calcext:value-type="float">
            <text:p>3.12E-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0303744" calcext:value-type="float">
            <text:p>3.04E-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0301367" calcext:value-type="float">
            <text:p>3.01E-0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0297432" calcext:value-type="float">
            <text:p>2.97E-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0302588" calcext:value-type="float">
            <text:p>3.03E-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0294515" calcext:value-type="float">
            <text:p>2.95E-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0292636" calcext:value-type="float">
            <text:p>2.93E-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0288276" calcext:value-type="float">
            <text:p>2.88E-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0285233" calcext:value-type="float">
            <text:p>2.85E-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0285644" calcext:value-type="float">
            <text:p>2.86E-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0274287" calcext:value-type="float">
            <text:p>2.74E-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0271098" calcext:value-type="float">
            <text:p>2.71E-0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0273302" calcext:value-type="float">
            <text:p>2.73E-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0278329" calcext:value-type="float">
            <text:p>2.78E-0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0272079" calcext:value-type="float">
            <text:p>2.72E-0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0264809" calcext:value-type="float">
            <text:p>2.65E-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270598" calcext:value-type="float">
            <text:p>2.71E-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0260286" calcext:value-type="float">
            <text:p>2.60E-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0261795" calcext:value-type="float">
            <text:p>2.62E-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0259897" calcext:value-type="float">
            <text:p>2.60E-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0256688" calcext:value-type="float">
            <text:p>2.57E-0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0254624" calcext:value-type="float">
            <text:p>2.55E-0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0255244" calcext:value-type="float">
            <text:p>2.55E-0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025488" calcext:value-type="float">
            <text:p>2.55E-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0254614" calcext:value-type="float">
            <text:p>2.55E-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0254274" calcext:value-type="float">
            <text:p>2.54E-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257357" calcext:value-type="float">
            <text:p>2.57E-0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0255016" calcext:value-type="float">
            <text:p>2.55E-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0242954" calcext:value-type="float">
            <text:p>2.43E-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024342" calcext:value-type="float">
            <text:p>2.43E-0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0242983" calcext:value-type="float">
            <text:p>2.43E-0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0239372" calcext:value-type="float">
            <text:p>2.39E-0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0240449" calcext:value-type="float">
            <text:p>2.40E-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0237925" calcext:value-type="float">
            <text:p>2.38E-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0233123" calcext:value-type="float">
            <text:p>2.33E-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0230394" calcext:value-type="float">
            <text:p>2.30E-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22604" calcext:value-type="float">
            <text:p>2.26E-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0229866" calcext:value-type="float">
            <text:p>2.30E-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0231389" calcext:value-type="float">
            <text:p>2.31E-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0221734" calcext:value-type="float">
            <text:p>2.22E-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0220869" calcext:value-type="float">
            <text:p>2.21E-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021978" calcext:value-type="float">
            <text:p>2.20E-0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0218873" calcext:value-type="float">
            <text:p>2.19E-0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0216907" calcext:value-type="float">
            <text:p>2.17E-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0218649" calcext:value-type="float">
            <text:p>2.19E-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0212956" calcext:value-type="float">
            <text:p>2.13E-0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214777" calcext:value-type="float">
            <text:p>2.15E-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0213277" calcext:value-type="float">
            <text:p>2.13E-0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0209793" calcext:value-type="float">
            <text:p>2.10E-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0209047" calcext:value-type="float">
            <text:p>2.09E-0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0212265" calcext:value-type="float">
            <text:p>2.12E-0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0212472" calcext:value-type="float">
            <text:p>2.12E-0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0204509" calcext:value-type="float">
            <text:p>2.05E-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0201566" calcext:value-type="float">
            <text:p>2.02E-0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0206273" calcext:value-type="float">
            <text:p>2.06E-0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0205687" calcext:value-type="float">
            <text:p>2.0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8:55:59.280397759</meta:creation-date>
    <dc:date>2023-05-30T08:56:57.651916896</dc:date>
    <meta:editing-duration>PT59S</meta:editing-duration>
    <meta:editing-cycles>2</meta:editing-cycles>
    <meta:generator>LibreOffice/7.3.7.2$Linux_X86_64 LibreOffice_project/30$Build-2</meta:generator>
    <meta:document-statistic meta:table-count="1" meta:cell-count="802" meta:object-count="0"/>
  </office:meta>
</office:document-meta>
</file>